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7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2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17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18" style:family="table-cell" style:parent-style-name="Default">
      <style:table-cell-properties fo:background-color="#b2b2b2"/>
      <style:text-properties fo:color="#000000"/>
    </style:style>
    <style:style style:name="ce20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1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10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666666"/>
      <style:text-properties fo:color="#ffffff"/>
    </style:style>
    <style:style style:name="ce27" style:family="table-cell" style:parent-style-name="Default">
      <style:table-cell-properties fo:background-color="transparent"/>
      <style:text-properties fo:color="#ffffff"/>
    </style:style>
    <style:style style:name="ce4" style:family="table-cell" style:parent-style-name="Default">
      <style:text-properties style:font-name="DejaVu Sans Mono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333333"/>
      <style:text-properties fo:color="#ffffff"/>
    </style:style>
    <style:style style:name="ce11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22" style:family="table-cell" style:parent-style-name="Default">
      <style:text-properties fo:color="#000000" fo:font-size="11pt" style:font-size-asian="11pt" style:font-size-complex="11pt"/>
    </style:style>
    <style:style style:name="ce29" style:family="table-cell" style:parent-style-name="Default" style:data-style-name="N11">
      <style:table-cell-properties fo:background-color="transparent"/>
      <style:text-properties fo:color="#1c1c1c" fo:font-size="8pt" style:font-size-asian="8pt" style:font-size-complex="8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31" style:family="table-cell" style:parent-style-name="Default" style:data-style-name="N11">
      <style:text-properties fo:color="#000000" fo:font-size="8pt" style:font-size-asian="8pt" style:font-size-complex="8pt"/>
    </style:style>
    <style:style style:name="ce19" style:family="table-cell" style:parent-style-name="Default">
      <style:text-properties fo:color="#1c1c1c" fo:font-size="10pt" style:font-size-asian="10pt" style:font-size-complex="10pt"/>
    </style:style>
    <style:style style:name="ce15" style:family="table-cell" style:parent-style-name="Default">
      <style:text-properties fo:color="#1c1c1c"/>
    </style:style>
    <style:style style:name="ce47" style:family="table-cell" style:parent-style-name="Default">
      <style:table-cell-properties fo:background-color="#333333"/>
      <style:text-properties fo:color="#ffffff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1">
      <style:table-cell-properties fo:background-color="transparent"/>
      <style:text-properties fo:color="#000000" fo:font-size="10.5pt" style:font-size-asian="10.5pt" style:font-size-complex="10.5pt"/>
    </style:style>
    <style:style style:name="ce35" style:family="table-cell" style:parent-style-name="Default" style:data-style-name="N11">
      <style:table-cell-properties fo:background-color="transparent"/>
      <style:text-properties fo:color="#000000" fo:font-size="10pt" style:font-size-asian="10pt" style:font-size-complex="10pt"/>
    </style:style>
    <style:style style:name="ce50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 style:data-style-name="N11">
      <style:text-properties fo:color="#00000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333333"/>
      <style:text-properties fo:color="#ffffff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Default">
      <style:text-properties fo:color="#000000" fo:font-size="10pt" style:font-size-asian="10pt" style:font-size-complex="10pt"/>
    </style:style>
    <style:style style:name="ce40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56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000000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2"/>
        <table:table-column table:style-name="co2" table:number-columns-repeated="3" table:default-cell-style-name="ce10"/>
        <table:table-column table:style-name="co2" table:number-columns-repeated="9" table:default-cell-style-name="Default"/>
        <table:table-row table:style-name="ro1">
          <table:table-cell table:style-name="ce7" office:value-type="string" calcext:value-type="string">
            <text:p>Alvo – SNIC (*) (**)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8"/>
        </table:table-row>
        <table:table-row table:style-name="ro1">
          <table:table-cell table:style-name="ce7" table:number-columns-repeated="5"/>
          <table:table-cell table:number-columns-repeated="8"/>
        </table:table-row>
        <table:table-row table:style-name="ro2">
          <table:table-cell table:style-name="ce16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table:style-name="ce17"/>
          <table:table-cell table:style-name="ce27" table:number-columns-repeated="4"/>
          <table:table-cell table:number-columns-repeated="8"/>
        </table:table-row>
        <table:table-row table:style-name="ro1">
          <table:table-cell table:style-name="ce18" office:value-type="string" calcext:value-type="string">
            <text:p>Trabalho Final de Graduação - MAC0499 - Pedro Fernandes</text:p>
          </table:table-cell>
          <table:table-cell table:style-name="ce18" table:number-columns-repeated="4"/>
          <table:table-cell table:number-columns-repeated="3"/>
          <table:table-cell table:style-name="ce4" table:number-columns-repeated="5"/>
        </table:table-row>
        <table:table-row table:style-name="ro1">
          <table:table-cell table:style-name="ce20" office:value-type="string" calcext:value-type="string">
            <text:p>"Métodos de Explicabilidade de Inteligência Artificial Usando Demanda de Cimento como Estudo de Caso."</text:p>
          </table:table-cell>
          <table:table-cell table:style-name="ce18" table:number-columns-repeated="4"/>
          <table:table-cell table:number-columns-repeated="3"/>
          <table:table-cell table:style-name="ce4" table:number-columns-repeated="5"/>
        </table:table-row>
        <table:table-row table:style-name="ro1">
          <table:table-cell table:style-name="ce21" office:value-type="string" calcext:value-type="string">
            <text:p><text:span text:style-name="T1">Orientador:</text:span> Dr. Marcelo Finger</text:p>
          </table:table-cell>
          <table:table-cell table:style-name="ce18" table:number-columns-repeated="4"/>
          <table:table-cell table:number-columns-repeated="3"/>
          <table:table-cell table:style-name="ce4" table:number-columns-repeated="2"/>
          <table:table-cell table:style-name="ce6"/>
          <table:table-cell table:style-name="ce4" table:number-columns-repeated="2"/>
        </table:table-row>
        <table:table-row table:style-name="ro1" table:number-rows-repeated="6">
          <table:table-cell table:style-name="Default" table:number-columns-repeated="4"/>
          <table:table-cell table:number-columns-repeated="4"/>
          <table:table-cell table:style-name="ce4" table:number-columns-repeated="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4"/>
          <table:table-cell table:style-name="ce6" table:number-columns-repeated="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4" table:number-columns-repeated="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4"/>
          <table:table-cell table:style-name="ce6"/>
          <table:table-cell table:style-name="ce4" table:number-columns-repeated="2"/>
          <table:table-cell table:style-name="ce6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4"/>
          <table:table-cell table:style-name="ce6"/>
          <table:table-cell table:style-name="ce4" table:number-columns-repeated="3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4"/>
          <table:table-cell table:style-name="ce6" table:number-columns-repeated="4"/>
        </table:table-row>
        <table:table-row table:style-name="ro1" table:number-rows-repeated="5">
          <table:table-cell table:style-name="Default" table:number-columns-repeated="4"/>
          <table:table-cell table:number-columns-repeated="4"/>
          <table:table-cell table:style-name="ce4" table:number-columns-repeated="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4"/>
          <table:table-cell table:style-name="ce6" table:number-columns-repeated="2"/>
          <table:table-cell table:style-name="ce4"/>
          <table:table-cell table:style-name="ce6"/>
        </table:table-row>
        <table:table-row table:style-name="ro1" table:number-rows-repeated="9">
          <table:table-cell table:style-name="Default" table:number-columns-repeated="4"/>
          <table:table-cell table:number-columns-repeated="4"/>
          <table:table-cell table:style-name="ce4" table:number-columns-repeated="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style-name="ce4" table:number-columns-repeated="4"/>
        </table:table-row>
      </table:table>
      <table:table table:name="Previsto" table:style-name="ta1">
        <table:table-column table:style-name="co1" table:default-cell-style-name="ce2"/>
        <table:table-column table:style-name="co2" table:number-columns-repeated="3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Previsão (*)(**)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11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42.356" calcext:value-type="float">
            <text:p>142,356</text:p>
          </table:table-cell>
          <table:table-cell office:value-type="float" office:value="149.594" calcext:value-type="float">
            <text:p>149,594</text:p>
          </table:table-cell>
          <table:table-cell office:value-type="float" office:value="151.25" calcext:value-type="float">
            <text:p>151,25</text:p>
          </table:table-cell>
          <table:table-cell office:value-type="float" office:value="171.79" calcext:value-type="float">
            <text:p>171,79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362.788" calcext:value-type="float">
            <text:p>362,788</text:p>
          </table:table-cell>
          <table:table-cell office:value-type="float" office:value="351.533" calcext:value-type="float">
            <text:p>351,533</text:p>
          </table:table-cell>
          <table:table-cell office:value-type="float" office:value="367.817" calcext:value-type="float">
            <text:p>367,817</text:p>
          </table:table-cell>
          <table:table-cell office:value-type="float" office:value="605.285" calcext:value-type="float">
            <text:p>605,285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35.02" calcext:value-type="float">
            <text:p>135,02</text:p>
          </table:table-cell>
          <table:table-cell office:value-type="float" office:value="160.414" calcext:value-type="float">
            <text:p>160,414</text:p>
          </table:table-cell>
          <table:table-cell office:value-type="float" office:value="159.105" calcext:value-type="float">
            <text:p>159,105</text:p>
          </table:table-cell>
          <table:table-cell office:value-type="float" office:value="141.198" calcext:value-type="float">
            <text:p>141,198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687.208" calcext:value-type="float">
            <text:p>687,208</text:p>
          </table:table-cell>
          <table:table-cell office:value-type="float" office:value="518.687" calcext:value-type="float">
            <text:p>518,687</text:p>
          </table:table-cell>
          <table:table-cell office:value-type="float" office:value="441.808" calcext:value-type="float">
            <text:p>441,808</text:p>
          </table:table-cell>
          <table:table-cell office:value-type="float" office:value="564.379" calcext:value-type="float">
            <text:p>564,379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061.384" calcext:value-type="float">
            <text:p>3061,384</text:p>
          </table:table-cell>
          <table:table-cell office:value-type="float" office:value="3026.469" calcext:value-type="float">
            <text:p>3026,469</text:p>
          </table:table-cell>
          <table:table-cell office:value-type="float" office:value="3363.665" calcext:value-type="float">
            <text:p>3363,665</text:p>
          </table:table-cell>
          <table:table-cell office:value-type="float" office:value="3982.405" calcext:value-type="float">
            <text:p>3982,405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2090.535" calcext:value-type="float">
            <text:p>2090,535</text:p>
          </table:table-cell>
          <table:table-cell office:value-type="float" office:value="1880.24" calcext:value-type="float">
            <text:p>1880,24</text:p>
          </table:table-cell>
          <table:table-cell office:value-type="float" office:value="1789.978" calcext:value-type="float">
            <text:p>1789,978</text:p>
          </table:table-cell>
          <table:table-cell office:value-type="float" office:value="1974.072" calcext:value-type="float">
            <text:p>1974,072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584.641" calcext:value-type="float">
            <text:p>584,641</text:p>
          </table:table-cell>
          <table:table-cell office:value-type="float" office:value="577.843" calcext:value-type="float">
            <text:p>577,843</text:p>
          </table:table-cell>
          <table:table-cell office:value-type="float" office:value="674.791" calcext:value-type="float">
            <text:p>674,791</text:p>
          </table:table-cell>
          <table:table-cell office:value-type="float" office:value="703.939" calcext:value-type="float">
            <text:p>703,939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151.109" calcext:value-type="float">
            <text:p>1151,109</text:p>
          </table:table-cell>
          <table:table-cell office:value-type="float" office:value="1117.418" calcext:value-type="float">
            <text:p>1117,418</text:p>
          </table:table-cell>
          <table:table-cell office:value-type="float" office:value="1143.151" calcext:value-type="float">
            <text:p>1143,151</text:p>
          </table:table-cell>
          <table:table-cell office:value-type="float" office:value="1139.753" calcext:value-type="float">
            <text:p>1139,753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270.327" calcext:value-type="float">
            <text:p>2270,327</text:p>
          </table:table-cell>
          <table:table-cell office:value-type="float" office:value="2282.878" calcext:value-type="float">
            <text:p>2282,878</text:p>
          </table:table-cell>
          <table:table-cell office:value-type="float" office:value="2306.983" calcext:value-type="float">
            <text:p>2306,983</text:p>
          </table:table-cell>
          <table:table-cell office:value-type="float" office:value="2507.894" calcext:value-type="float">
            <text:p>2507,894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971.911" calcext:value-type="float">
            <text:p>971,911</text:p>
          </table:table-cell>
          <table:table-cell office:value-type="float" office:value="750.006" calcext:value-type="float">
            <text:p>750,006</text:p>
          </table:table-cell>
          <table:table-cell office:value-type="float" office:value="762.024" calcext:value-type="float">
            <text:p>762,024</text:p>
          </table:table-cell>
          <table:table-cell office:value-type="float" office:value="1038.228" calcext:value-type="float">
            <text:p>1038,228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209.722" calcext:value-type="float">
            <text:p>1209,722</text:p>
          </table:table-cell>
          <table:table-cell office:value-type="float" office:value="1268.162" calcext:value-type="float">
            <text:p>1268,162</text:p>
          </table:table-cell>
          <table:table-cell office:value-type="float" office:value="1274.504" calcext:value-type="float">
            <text:p>1274,504</text:p>
          </table:table-cell>
          <table:table-cell office:value-type="float" office:value="1623.423" calcext:value-type="float">
            <text:p>1623,423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887.24" calcext:value-type="float">
            <text:p>887,24</text:p>
          </table:table-cell>
          <table:table-cell office:value-type="float" office:value="870.007" calcext:value-type="float">
            <text:p>870,007</text:p>
          </table:table-cell>
          <table:table-cell office:value-type="float" office:value="906.207" calcext:value-type="float">
            <text:p>906,207</text:p>
          </table:table-cell>
          <table:table-cell office:value-type="float" office:value="984.89" calcext:value-type="float">
            <text:p>984,89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4895.544" calcext:value-type="float">
            <text:p>4895,544</text:p>
          </table:table-cell>
          <table:table-cell office:value-type="float" office:value="5557.127" calcext:value-type="float">
            <text:p>5557,127</text:p>
          </table:table-cell>
          <table:table-cell office:value-type="float" office:value="5856.088" calcext:value-type="float">
            <text:p>5856,088</text:p>
          </table:table-cell>
          <table:table-cell office:value-type="float" office:value="6785.407" calcext:value-type="float">
            <text:p>6785,407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581.065" calcext:value-type="float">
            <text:p>1581,065</text:p>
          </table:table-cell>
          <table:table-cell office:value-type="float" office:value="1617.722" calcext:value-type="float">
            <text:p>1617,722</text:p>
          </table:table-cell>
          <table:table-cell office:value-type="float" office:value="1379.368" calcext:value-type="float">
            <text:p>1379,368</text:p>
          </table:table-cell>
          <table:table-cell office:value-type="float" office:value="1452.763" calcext:value-type="float">
            <text:p>1452,763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786.333" calcext:value-type="float">
            <text:p>786,333</text:p>
          </table:table-cell>
          <table:table-cell office:value-type="float" office:value="746.95" calcext:value-type="float">
            <text:p>746,95</text:p>
          </table:table-cell>
          <table:table-cell office:value-type="float" office:value="738.148" calcext:value-type="float">
            <text:p>738,148</text:p>
          </table:table-cell>
          <table:table-cell office:value-type="float" office:value="1045.033" calcext:value-type="float">
            <text:p>1045,033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3764.65" calcext:value-type="float">
            <text:p>3764,65</text:p>
          </table:table-cell>
          <table:table-cell office:value-type="float" office:value="3835.58" calcext:value-type="float">
            <text:p>3835,58</text:p>
          </table:table-cell>
          <table:table-cell office:value-type="float" office:value="3767.809" calcext:value-type="float">
            <text:p>3767,809</text:p>
          </table:table-cell>
          <table:table-cell office:value-type="float" office:value="4128.876" calcext:value-type="float">
            <text:p>4128,876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055.343" calcext:value-type="float">
            <text:p>2055,343</text:p>
          </table:table-cell>
          <table:table-cell office:value-type="float" office:value="1712.038" calcext:value-type="float">
            <text:p>1712,038</text:p>
          </table:table-cell>
          <table:table-cell office:value-type="float" office:value="1749.118" calcext:value-type="float">
            <text:p>1749,118</text:p>
          </table:table-cell>
          <table:table-cell office:value-type="float" office:value="1853.588" calcext:value-type="float">
            <text:p>1853,588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836.727" calcext:value-type="float">
            <text:p>836,727</text:p>
          </table:table-cell>
          <table:table-cell office:value-type="float" office:value="694.714" calcext:value-type="float">
            <text:p>694,714</text:p>
          </table:table-cell>
          <table:table-cell office:value-type="float" office:value="668.736" calcext:value-type="float">
            <text:p>668,736</text:p>
          </table:table-cell>
          <table:table-cell office:value-type="float" office:value="755.88" calcext:value-type="float">
            <text:p>755,88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2723.955" calcext:value-type="float">
            <text:p>2723,955</text:p>
          </table:table-cell>
          <table:table-cell office:value-type="float" office:value="2684.659" calcext:value-type="float">
            <text:p>2684,659</text:p>
          </table:table-cell>
          <table:table-cell office:value-type="float" office:value="2709.568" calcext:value-type="float">
            <text:p>2709,568</text:p>
          </table:table-cell>
          <table:table-cell office:value-type="float" office:value="2993.25" calcext:value-type="float">
            <text:p>2993,25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548.278" calcext:value-type="float">
            <text:p>2548,278</text:p>
          </table:table-cell>
          <table:table-cell office:value-type="float" office:value="2590.865" calcext:value-type="float">
            <text:p>2590,865</text:p>
          </table:table-cell>
          <table:table-cell office:value-type="float" office:value="2553.534" calcext:value-type="float">
            <text:p>2553,534</text:p>
          </table:table-cell>
          <table:table-cell office:value-type="float" office:value="2886.548" calcext:value-type="float">
            <text:p>2886,548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688.37" calcext:value-type="float">
            <text:p>688,37</text:p>
          </table:table-cell>
          <table:table-cell office:value-type="float" office:value="486.509" calcext:value-type="float">
            <text:p>486,509</text:p>
          </table:table-cell>
          <table:table-cell office:value-type="float" office:value="524.15" calcext:value-type="float">
            <text:p>524,15</text:p>
          </table:table-cell>
          <table:table-cell office:value-type="float" office:value="752.11" calcext:value-type="float">
            <text:p>752,11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408.696" calcext:value-type="float">
            <text:p>408,696</text:p>
          </table:table-cell>
          <table:table-cell office:value-type="float" office:value="391.476" calcext:value-type="float">
            <text:p>391,476</text:p>
          </table:table-cell>
          <table:table-cell office:value-type="float" office:value="387.789" calcext:value-type="float">
            <text:p>387,789</text:p>
          </table:table-cell>
          <table:table-cell office:value-type="float" office:value="451.689" calcext:value-type="float">
            <text:p>451,689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2.602" calcext:value-type="float">
            <text:p>102,602</text:p>
          </table:table-cell>
          <table:table-cell office:value-type="float" office:value="91.367" calcext:value-type="float">
            <text:p>91,367</text:p>
          </table:table-cell>
          <table:table-cell office:value-type="float" office:value="113.283" calcext:value-type="float">
            <text:p>113,283</text:p>
          </table:table-cell>
          <table:table-cell office:value-type="float" office:value="137.83" calcext:value-type="float">
            <text:p>137,83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2819.178" calcext:value-type="float">
            <text:p>2819,178</text:p>
          </table:table-cell>
          <table:table-cell office:value-type="float" office:value="2961.445" calcext:value-type="float">
            <text:p>2961,445</text:p>
          </table:table-cell>
          <table:table-cell office:value-type="float" office:value="3124.87" calcext:value-type="float">
            <text:p>3124,87</text:p>
          </table:table-cell>
          <table:table-cell office:value-type="float" office:value="3516.273" calcext:value-type="float">
            <text:p>3516,273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9917.209" calcext:value-type="float">
            <text:p>9917,209</text:p>
          </table:table-cell>
          <table:table-cell office:value-type="float" office:value="10515.199" calcext:value-type="float">
            <text:p>10515,199</text:p>
          </table:table-cell>
          <table:table-cell office:value-type="float" office:value="10713.752" calcext:value-type="float">
            <text:p>10713,752</text:p>
          </table:table-cell>
          <table:table-cell office:value-type="float" office:value="11363.082" calcext:value-type="float">
            <text:p>11363,082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513.207" calcext:value-type="float">
            <text:p>513,207</text:p>
          </table:table-cell>
          <table:table-cell office:value-type="float" office:value="422.998" calcext:value-type="float">
            <text:p>422,998</text:p>
          </table:table-cell>
          <table:table-cell office:value-type="float" office:value="391.087" calcext:value-type="float">
            <text:p>391,087</text:p>
          </table:table-cell>
          <table:table-cell office:value-type="float" office:value="489.29" calcext:value-type="float">
            <text:p>489,29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494.642" calcext:value-type="float">
            <text:p>494,642</text:p>
          </table:table-cell>
          <table:table-cell office:value-type="float" office:value="389.475" calcext:value-type="float">
            <text:p>389,475</text:p>
          </table:table-cell>
          <table:table-cell office:value-type="float" office:value="433.212" calcext:value-type="float">
            <text:p>433,212</text:p>
          </table:table-cell>
          <table:table-cell office:value-type="float" office:value="500.186" calcext:value-type="float">
            <text:p>500,186</text:p>
          </table:table-cell>
        </table:table-row>
        <table:table-row table:style-name="ro1">
          <table:table-cell table:style-name="ce1"/>
          <table:table-cell table:style-name="ce7" table:number-columns-repeated="3"/>
          <table:table-cell table:style-name="ce11"/>
        </table:table-row>
        <table:table-row table:style-name="ro2">
          <table:table-cell table:style-name="ce16" office:value-type="string" calcext:value-type="string">
            <text:p>( *  ) Valores em mil toneladas </text:p>
            <text:p>( ** ) Modelo treinado com dados a partir de 2014</text:p>
          </table:table-cell>
          <table:table-cell table:style-name="ce3" table:number-columns-repeated="4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8" office:value-type="string" calcext:value-type="string">
            <text:p>Trabalho Final de Graduação - MAC0499 - Pedro Fernandes</text:p>
          </table:table-cell>
          <table:table-cell table:style-name="ce18" table:number-columns-repeated="4"/>
        </table:table-row>
        <table:table-row table:style-name="ro1">
          <table:table-cell table:style-name="ce20" office:value-type="string" calcext:value-type="string">
            <text:p>"Métodos de Explicabilidade de Inteligência Artificial Usando Demanda de Cimento como Estudo de Caso."</text:p>
          </table:table-cell>
          <table:table-cell table:style-name="ce18" table:number-columns-repeated="4"/>
        </table:table-row>
        <table:table-row table:style-name="ro1">
          <table:table-cell table:style-name="ce21" office:value-type="string" calcext:value-type="string">
            <text:p><text:span text:style-name="T1">Orientador:</text:span> Dr. Marcelo Finger</text:p>
          </table:table-cell>
          <table:table-cell table:style-name="ce18" table:number-columns-repeated="4"/>
        </table:table-row>
      </table:table>
      <table:table table:name="Porcentag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5"/>
        <table:table-column table:style-name="co2" table:default-cell-style-name="ce22"/>
        <table:table-column table:style-name="co2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3">
          <table:table-cell table:style-name="ce26" office:value-type="string" calcext:value-type="string">
            <text:p>% do Erro Absoluto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47" office:value-type="float" office:value="2021" calcext:value-type="float">
            <text:p>2021</text:p>
          </table:table-cell>
          <table:table-cell table:style-name="ce25"/>
          <table:table-cell table:style-name="ce40" office:value-type="string" calcext:value-type="string">
            <text:p>Média (Estado)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cre</text:p>
          </table:table-cell>
          <table:table-cell table:style-name="ce29" table:formula="of:=ABS([$Registrado.B2] - [$Previsto.B2])/[$Registrado.B2]" office:value-type="percentage" office:value="0.042637327164147" calcext:value-type="percentage">
            <text:p>4,26%</text:p>
          </table:table-cell>
          <table:table-cell table:style-name="ce29" table:formula="of:=ABS([$Registrado.C2] - [$Previsto.C2])/[$Registrado.C2]" office:value-type="percentage" office:value="0.027378823835376" calcext:value-type="percentage">
            <text:p>2,74%</text:p>
          </table:table-cell>
          <table:table-cell table:style-name="ce29" table:formula="of:=ABS([$Registrado.D2] - [$Previsto.D2])/[$Registrado.D2]" office:value-type="percentage" office:value="0.150438401869316" calcext:value-type="percentage">
            <text:p>15,04%</text:p>
          </table:table-cell>
          <table:table-cell table:style-name="ce48" table:formula="of:=ABS([$Registrado.E2] - [$Previsto.E2])/[$Registrado.E2]" office:value-type="percentage" office:value="0.0927718542224476" calcext:value-type="percentage">
            <text:p>9,28%</text:p>
          </table:table-cell>
          <table:table-cell table:style-name="ce39"/>
          <table:table-cell table:style-name="ce56" table:formula="of:=AVERAGE([.B2:.E2])" office:value-type="percentage" office:value="0.0783066017728217" calcext:value-type="percentage">
            <text:p>7,83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Alagoas</text:p>
          </table:table-cell>
          <table:table-cell table:style-name="ce29" table:formula="of:=ABS([$Registrado.B3] - [$Previsto.B3])/[$Registrado.B3]" office:value-type="percentage" office:value="0.0661517935335226" calcext:value-type="percentage">
            <text:p>6,62%</text:p>
          </table:table-cell>
          <table:table-cell table:style-name="ce29" table:formula="of:=ABS([$Registrado.C3] - [$Previsto.C3])/[$Registrado.C3]" office:value-type="percentage" office:value="0.110851150473367" calcext:value-type="percentage">
            <text:p>11,09%</text:p>
          </table:table-cell>
          <table:table-cell table:style-name="ce29" table:formula="of:=ABS([$Registrado.D3] - [$Previsto.D3])/[$Registrado.D3]" office:value-type="percentage" office:value="0.367445771902339" calcext:value-type="percentage">
            <text:p>36,74%</text:p>
          </table:table-cell>
          <table:table-cell table:style-name="ce48" table:formula="of:=ABS([$Registrado.E3] - [$Previsto.E3])/[$Registrado.E3]" office:value-type="percentage" office:value="0.0497885802094426" calcext:value-type="percentage">
            <text:p>4,98%</text:p>
          </table:table-cell>
          <table:table-cell table:style-name="ce39"/>
          <table:table-cell table:style-name="ce56" table:formula="of:=AVERAGE([.B3:.E3])" office:value-type="percentage" office:value="0.148559324029668" calcext:value-type="percentage">
            <text:p>14,86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Amapá</text:p>
          </table:table-cell>
          <table:table-cell table:style-name="ce29" table:formula="of:=ABS([$Registrado.B4] - [$Previsto.B4])/[$Registrado.B4]" office:value-type="percentage" office:value="0.0946354593139681" calcext:value-type="percentage">
            <text:p>9,46%</text:p>
          </table:table-cell>
          <table:table-cell table:style-name="ce29" table:formula="of:=ABS([$Registrado.C4] - [$Previsto.C4])/[$Registrado.C4]" office:value-type="percentage" office:value="0.335081104924554" calcext:value-type="percentage">
            <text:p>33,51%</text:p>
          </table:table-cell>
          <table:table-cell table:style-name="ce29" table:formula="of:=ABS([$Registrado.D4] - [$Previsto.D4])/[$Registrado.D4]" office:value-type="percentage" office:value="0.19159245972604" calcext:value-type="percentage">
            <text:p>19,16%</text:p>
          </table:table-cell>
          <table:table-cell table:style-name="ce48" table:formula="of:=ABS([$Registrado.E4] - [$Previsto.E4])/[$Registrado.E4]" office:value-type="percentage" office:value="0.104192969210955" calcext:value-type="percentage">
            <text:p>10,42%</text:p>
          </table:table-cell>
          <table:table-cell table:style-name="ce39"/>
          <table:table-cell table:style-name="ce56" table:formula="of:=AVERAGE([.B4:.E4])" office:value-type="percentage" office:value="0.181375498293879" calcext:value-type="percentage">
            <text:p>18,14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Amazonas</text:p>
          </table:table-cell>
          <table:table-cell table:style-name="ce29" table:formula="of:=ABS([$Registrado.B5] - [$Previsto.B5])/[$Registrado.B5]" office:value-type="percentage" office:value="0.962458985027572" calcext:value-type="percentage">
            <text:p>96,25%</text:p>
          </table:table-cell>
          <table:table-cell table:style-name="ce29" table:formula="of:=ABS([$Registrado.C5] - [$Previsto.C5])/[$Registrado.C5]" office:value-type="percentage" office:value="0.0276636347957798" calcext:value-type="percentage">
            <text:p>2,77%</text:p>
          </table:table-cell>
          <table:table-cell table:style-name="ce29" table:formula="of:=ABS([$Registrado.D5] - [$Previsto.D5])/[$Registrado.D5]" office:value-type="percentage" office:value="0.257864677820332" calcext:value-type="percentage">
            <text:p>25,79%</text:p>
          </table:table-cell>
          <table:table-cell table:style-name="ce48" table:formula="of:=ABS([$Registrado.E5] - [$Previsto.E5])/[$Registrado.E5]" office:value-type="percentage" office:value="0.0750235595873179" calcext:value-type="percentage">
            <text:p>7,50%</text:p>
          </table:table-cell>
          <table:table-cell table:style-name="ce39"/>
          <table:table-cell table:style-name="ce56" table:formula="of:=AVERAGE([.B5:.E5])" office:value-type="percentage" office:value="0.33075271430775" calcext:value-type="percentage">
            <text:p>33,08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Bahia</text:p>
          </table:table-cell>
          <table:table-cell table:style-name="ce29" table:formula="of:=ABS([$Registrado.B6] - [$Previsto.B6])/[$Registrado.B6]" office:value-type="percentage" office:value="0.0238222003429926" calcext:value-type="percentage">
            <text:p>2,38%</text:p>
          </table:table-cell>
          <table:table-cell table:style-name="ce29" table:formula="of:=ABS([$Registrado.C6] - [$Previsto.C6])/[$Registrado.C6]" office:value-type="percentage" office:value="0.0675120201750994" calcext:value-type="percentage">
            <text:p>6,75%</text:p>
          </table:table-cell>
          <table:table-cell table:style-name="ce29" table:formula="of:=ABS([$Registrado.D6] - [$Previsto.D6])/[$Registrado.D6]" office:value-type="percentage" office:value="0.115732537658719" calcext:value-type="percentage">
            <text:p>11,57%</text:p>
          </table:table-cell>
          <table:table-cell table:style-name="ce48" table:formula="of:=ABS([$Registrado.E6] - [$Previsto.E6])/[$Registrado.E6]" office:value-type="percentage" office:value="0.031034022992672" calcext:value-type="percentage">
            <text:p>3,10%</text:p>
          </table:table-cell>
          <table:table-cell table:style-name="ce39"/>
          <table:table-cell table:style-name="ce56" table:formula="of:=AVERAGE([.B6:.E6])" office:value-type="percentage" office:value="0.0595251952923707" calcext:value-type="percentage">
            <text:p>5,95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Ceara</text:p>
          </table:table-cell>
          <table:table-cell table:style-name="ce29" table:formula="of:=ABS([$Registrado.B7] - [$Previsto.B7])/[$Registrado.B7]" office:value-type="percentage" office:value="0.188546819034624" calcext:value-type="percentage">
            <text:p>18,85%</text:p>
          </table:table-cell>
          <table:table-cell table:style-name="ce29" table:formula="of:=ABS([$Registrado.C7] - [$Previsto.C7])/[$Registrado.C7]" office:value-type="percentage" office:value="0.10522386743709" calcext:value-type="percentage">
            <text:p>10,52%</text:p>
          </table:table-cell>
          <table:table-cell table:style-name="ce29" table:formula="of:=ABS([$Registrado.D7] - [$Previsto.D7])/[$Registrado.D7]" office:value-type="percentage" office:value="0.0398988609520458" calcext:value-type="percentage">
            <text:p>3,99%</text:p>
          </table:table-cell>
          <table:table-cell table:style-name="ce48" table:formula="of:=ABS([$Registrado.E7] - [$Previsto.E7])/[$Registrado.E7]" office:value-type="percentage" office:value="0.0719438259718377" calcext:value-type="percentage">
            <text:p>7,19%</text:p>
          </table:table-cell>
          <table:table-cell table:style-name="ce39"/>
          <table:table-cell table:style-name="ce56" table:formula="of:=AVERAGE([.B7:.E7])" office:value-type="percentage" office:value="0.101403343348899" calcext:value-type="percentage">
            <text:p>10,14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Distrito Federal</text:p>
          </table:table-cell>
          <table:table-cell table:style-name="ce29" table:formula="of:=ABS([$Registrado.B8] - [$Previsto.B8])/[$Registrado.B8]" office:value-type="percentage" office:value="0.0236566105790275" calcext:value-type="percentage">
            <text:p>2,37%</text:p>
          </table:table-cell>
          <table:table-cell table:style-name="ce29" table:formula="of:=ABS([$Registrado.C8] - [$Previsto.C8])/[$Registrado.C8]" office:value-type="percentage" office:value="0.0929080040437784" calcext:value-type="percentage">
            <text:p>9,29%</text:p>
          </table:table-cell>
          <table:table-cell table:style-name="ce29" table:formula="of:=ABS([$Registrado.D8] - [$Previsto.D8])/[$Registrado.D8]" office:value-type="percentage" office:value="0.0183603093755896" calcext:value-type="percentage">
            <text:p>1,84%</text:p>
          </table:table-cell>
          <table:table-cell table:style-name="ce48" table:formula="of:=ABS([$Registrado.E8] - [$Previsto.E8])/[$Registrado.E8]" office:value-type="percentage" office:value="0.108878190562152" calcext:value-type="percentage">
            <text:p>10,89%</text:p>
          </table:table-cell>
          <table:table-cell table:style-name="ce39"/>
          <table:table-cell table:style-name="ce56" table:formula="of:=AVERAGE([.B8:.E8])" office:value-type="percentage" office:value="0.0609507786401368" calcext:value-type="percentage">
            <text:p>6,10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Espirito Santo</text:p>
          </table:table-cell>
          <table:table-cell table:style-name="ce29" table:formula="of:=ABS([$Registrado.B9] - [$Previsto.B9])/[$Registrado.B9]" office:value-type="percentage" office:value="0.00411640017794976" calcext:value-type="percentage">
            <text:p>0,41%</text:p>
          </table:table-cell>
          <table:table-cell table:style-name="ce29" table:formula="of:=ABS([$Registrado.C9] - [$Previsto.C9])/[$Registrado.C9]" office:value-type="percentage" office:value="0.0197279424794677" calcext:value-type="percentage">
            <text:p>1,97%</text:p>
          </table:table-cell>
          <table:table-cell table:style-name="ce29" table:formula="of:=ABS([$Registrado.D9] - [$Previsto.D9])/[$Registrado.D9]" office:value-type="percentage" office:value="0.0039485182078857" calcext:value-type="percentage">
            <text:p>0,39%</text:p>
          </table:table-cell>
          <table:table-cell table:style-name="ce48" table:formula="of:=ABS([$Registrado.E9] - [$Previsto.E9])/[$Registrado.E9]" office:value-type="percentage" office:value="0.00416820114499983" calcext:value-type="percentage">
            <text:p>0,42%</text:p>
          </table:table-cell>
          <table:table-cell table:style-name="ce39"/>
          <table:table-cell table:style-name="ce56" table:formula="of:=AVERAGE([.B9:.E9])" office:value-type="percentage" office:value="0.00799026550257574" calcext:value-type="percentage">
            <text:p>0,80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Goiais</text:p>
          </table:table-cell>
          <table:table-cell table:style-name="ce29" table:formula="of:=ABS([$Registrado.B10] - [$Previsto.B10])/[$Registrado.B10]" office:value-type="percentage" office:value="0.00550877544950424" calcext:value-type="percentage">
            <text:p>0,55%</text:p>
          </table:table-cell>
          <table:table-cell table:style-name="ce29" table:formula="of:=ABS([$Registrado.C10] - [$Previsto.C10])/[$Registrado.C10]" office:value-type="percentage" office:value="0.0358311554257351" calcext:value-type="percentage">
            <text:p>3,58%</text:p>
          </table:table-cell>
          <table:table-cell table:style-name="ce29" table:formula="of:=ABS([$Registrado.D10] - [$Previsto.D10])/[$Registrado.D10]" office:value-type="percentage" office:value="0.0539665420725543" calcext:value-type="percentage">
            <text:p>5,40%</text:p>
          </table:table-cell>
          <table:table-cell table:style-name="ce48" table:formula="of:=ABS([$Registrado.E10] - [$Previsto.E10])/[$Registrado.E10]" office:value-type="percentage" office:value="0.0985721397416015" calcext:value-type="percentage">
            <text:p>9,86%</text:p>
          </table:table-cell>
          <table:table-cell table:style-name="ce39"/>
          <table:table-cell table:style-name="ce56" table:formula="of:=AVERAGE([.B10:.E10])" office:value-type="percentage" office:value="0.0484696531723488" calcext:value-type="percentage">
            <text:p>4,85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Maranhão</text:p>
          </table:table-cell>
          <table:table-cell table:style-name="ce29" table:formula="of:=ABS([$Registrado.B11] - [$Previsto.B11])/[$Registrado.B11]" office:value-type="percentage" office:value="0.29586059956374" calcext:value-type="percentage">
            <text:p>29,59%</text:p>
          </table:table-cell>
          <table:table-cell table:style-name="ce29" table:formula="of:=ABS([$Registrado.C11] - [$Previsto.C11])/[$Registrado.C11]" office:value-type="percentage" office:value="0.0310563339340736" calcext:value-type="percentage">
            <text:p>3,11%</text:p>
          </table:table-cell>
          <table:table-cell table:style-name="ce29" table:formula="of:=ABS([$Registrado.D11] - [$Previsto.D11])/[$Registrado.D11]" office:value-type="percentage" office:value="0.266048895785115" calcext:value-type="percentage">
            <text:p>26,60%</text:p>
          </table:table-cell>
          <table:table-cell table:style-name="ce48" table:formula="of:=ABS([$Registrado.E11] - [$Previsto.E11])/[$Registrado.E11]" office:value-type="percentage" office:value="0.0197341400339334" calcext:value-type="percentage">
            <text:p>1,97%</text:p>
          </table:table-cell>
          <table:table-cell table:style-name="ce39"/>
          <table:table-cell table:style-name="ce56" table:formula="of:=AVERAGE([.B11:.E11])" office:value-type="percentage" office:value="0.153174992329216" calcext:value-type="percentage">
            <text:p>15,32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Mato Grosso</text:p>
          </table:table-cell>
          <table:table-cell table:style-name="ce29" table:formula="of:=ABS([$Registrado.B12] - [$Previsto.B12])/[$Registrado.B12]" office:value-type="percentage" office:value="0.0810279051889036" calcext:value-type="percentage">
            <text:p>8,10%</text:p>
          </table:table-cell>
          <table:table-cell table:style-name="ce29" table:formula="of:=ABS([$Registrado.C12] - [$Previsto.C12])/[$Registrado.C12]" office:value-type="percentage" office:value="0.123024983679837" calcext:value-type="percentage">
            <text:p>12,30%</text:p>
          </table:table-cell>
          <table:table-cell table:style-name="ce29" table:formula="of:=ABS([$Registrado.D12] - [$Previsto.D12])/[$Registrado.D12]" office:value-type="percentage" office:value="0.180523460295538" calcext:value-type="percentage">
            <text:p>18,05%</text:p>
          </table:table-cell>
          <table:table-cell table:style-name="ce48" table:formula="of:=ABS([$Registrado.E12] - [$Previsto.E12])/[$Registrado.E12]" office:value-type="percentage" office:value="0.0921194354375985" calcext:value-type="percentage">
            <text:p>9,21%</text:p>
          </table:table-cell>
          <table:table-cell table:style-name="ce39"/>
          <table:table-cell table:style-name="ce56" table:formula="of:=AVERAGE([.B12:.E12])" office:value-type="percentage" office:value="0.119173946150469" calcext:value-type="percentage">
            <text:p>11,92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Mato Grosso do Sul</text:p>
          </table:table-cell>
          <table:table-cell table:style-name="ce29" table:formula="of:=ABS([$Registrado.B13] - [$Previsto.B13])/[$Registrado.B13]" office:value-type="percentage" office:value="0.0201913347438139" calcext:value-type="percentage">
            <text:p>2,02%</text:p>
          </table:table-cell>
          <table:table-cell table:style-name="ce29" table:formula="of:=ABS([$Registrado.C13] - [$Previsto.C13])/[$Registrado.C13]" office:value-type="percentage" office:value="0.0356229160754825" calcext:value-type="percentage">
            <text:p>3,56%</text:p>
          </table:table-cell>
          <table:table-cell table:style-name="ce29" table:formula="of:=ABS([$Registrado.D13] - [$Previsto.D13])/[$Registrado.D13]" office:value-type="percentage" office:value="0.12700605465081" calcext:value-type="percentage">
            <text:p>12,70%</text:p>
          </table:table-cell>
          <table:table-cell table:style-name="ce48" table:formula="of:=ABS([$Registrado.E13] - [$Previsto.E13])/[$Registrado.E13]" office:value-type="percentage" office:value="0.0981323302101724" calcext:value-type="percentage">
            <text:p>9,81%</text:p>
          </table:table-cell>
          <table:table-cell table:style-name="ce39"/>
          <table:table-cell table:style-name="ce56" table:formula="of:=AVERAGE([.B13:.E13])" office:value-type="percentage" office:value="0.0702381589200697" calcext:value-type="percentage">
            <text:p>7,02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Minas Gerais</text:p>
          </table:table-cell>
          <table:table-cell table:style-name="ce29" table:formula="of:=ABS([$Registrado.B14] - [$Previsto.B14])/[$Registrado.B14]" office:value-type="percentage" office:value="0.111516354177197" calcext:value-type="percentage">
            <text:p>11,15%</text:p>
          </table:table-cell>
          <table:table-cell table:style-name="ce29" table:formula="of:=ABS([$Registrado.C14] - [$Previsto.C14])/[$Registrado.C14]" office:value-type="percentage" office:value="0.111776326830711" calcext:value-type="percentage">
            <text:p>11,18%</text:p>
          </table:table-cell>
          <table:table-cell table:style-name="ce29" table:formula="of:=ABS([$Registrado.D14] - [$Previsto.D14])/[$Registrado.D14]" office:value-type="percentage" office:value="0.15794625948842" calcext:value-type="percentage">
            <text:p>15,79%</text:p>
          </table:table-cell>
          <table:table-cell table:style-name="ce48" table:formula="of:=ABS([$Registrado.E14] - [$Previsto.E14])/[$Registrado.E14]" office:value-type="percentage" office:value="0.0272759267024338" calcext:value-type="percentage">
            <text:p>2,73%</text:p>
          </table:table-cell>
          <table:table-cell table:style-name="ce39"/>
          <table:table-cell table:style-name="ce56" table:formula="of:=AVERAGE([.B14:.E14])" office:value-type="percentage" office:value="0.10212871679969" calcext:value-type="percentage">
            <text:p>10,21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Pará</text:p>
          </table:table-cell>
          <table:table-cell table:style-name="ce29" table:formula="of:=ABS([$Registrado.B15] - [$Previsto.B15])/[$Registrado.B15]" office:value-type="percentage" office:value="0.149630511873574" calcext:value-type="percentage">
            <text:p>14,96%</text:p>
          </table:table-cell>
          <table:table-cell table:style-name="ce29" table:formula="of:=ABS([$Registrado.C15] - [$Previsto.C15])/[$Registrado.C15]" office:value-type="percentage" office:value="0.253146573627654" calcext:value-type="percentage">
            <text:p>25,31%</text:p>
          </table:table-cell>
          <table:table-cell table:style-name="ce29" table:formula="of:=ABS([$Registrado.D15] - [$Previsto.D15])/[$Registrado.D15]" office:value-type="percentage" office:value="0.0451207195058382" calcext:value-type="percentage">
            <text:p>4,51%</text:p>
          </table:table-cell>
          <table:table-cell table:style-name="ce48" table:formula="of:=ABS([$Registrado.E15] - [$Previsto.E15])/[$Registrado.E15]" office:value-type="percentage" office:value="0.049893005600856" calcext:value-type="percentage">
            <text:p>4,99%</text:p>
          </table:table-cell>
          <table:table-cell table:style-name="ce39"/>
          <table:table-cell table:style-name="ce56" table:formula="of:=AVERAGE([.B15:.E15])" office:value-type="percentage" office:value="0.12444770265198" calcext:value-type="percentage">
            <text:p>12,44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Paraíba</text:p>
          </table:table-cell>
          <table:table-cell table:style-name="ce29" table:formula="of:=ABS([$Registrado.B16] - [$Previsto.B16])/[$Registrado.B16]" office:value-type="percentage" office:value="0.111322634669606" calcext:value-type="percentage">
            <text:p>11,13%</text:p>
          </table:table-cell>
          <table:table-cell table:style-name="ce29" table:formula="of:=ABS([$Registrado.C16] - [$Previsto.C16])/[$Registrado.C16]" office:value-type="percentage" office:value="0.0287746398294066" calcext:value-type="percentage">
            <text:p>2,88%</text:p>
          </table:table-cell>
          <table:table-cell table:style-name="ce29" table:formula="of:=ABS([$Registrado.D16] - [$Previsto.D16])/[$Registrado.D16]" office:value-type="percentage" office:value="0.298134248174849" calcext:value-type="percentage">
            <text:p>29,81%</text:p>
          </table:table-cell>
          <table:table-cell table:style-name="ce48" table:formula="of:=ABS([$Registrado.E16] - [$Previsto.E16])/[$Registrado.E16]" office:value-type="percentage" office:value="0.0602956423373352" calcext:value-type="percentage">
            <text:p>6,03%</text:p>
          </table:table-cell>
          <table:table-cell table:style-name="ce39"/>
          <table:table-cell table:style-name="ce56" table:formula="of:=AVERAGE([.B16:.E16])" office:value-type="percentage" office:value="0.124631791252799" calcext:value-type="percentage">
            <text:p>12,46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Paraná</text:p>
          </table:table-cell>
          <table:table-cell table:style-name="ce29" table:formula="of:=ABS([$Registrado.B17] - [$Previsto.B17])/[$Registrado.B17]" office:value-type="percentage" office:value="0.00230670114704311" calcext:value-type="percentage">
            <text:p>0,23%</text:p>
          </table:table-cell>
          <table:table-cell table:style-name="ce29" table:formula="of:=ABS([$Registrado.C17] - [$Previsto.C17])/[$Registrado.C17]" office:value-type="percentage" office:value="0.0128350498313429" calcext:value-type="percentage">
            <text:p>1,28%</text:p>
          </table:table-cell>
          <table:table-cell table:style-name="ce29" table:formula="of:=ABS([$Registrado.D17] - [$Previsto.D17])/[$Registrado.D17]" office:value-type="percentage" office:value="0.110428394827379" calcext:value-type="percentage">
            <text:p>11,04%</text:p>
          </table:table-cell>
          <table:table-cell table:style-name="ce48" table:formula="of:=ABS([$Registrado.E17] - [$Previsto.E17])/[$Registrado.E17]" office:value-type="percentage" office:value="0.137015136444115" calcext:value-type="percentage">
            <text:p>13,70%</text:p>
          </table:table-cell>
          <table:table-cell table:style-name="ce39"/>
          <table:table-cell table:style-name="ce56" table:formula="of:=AVERAGE([.B17:.E17])" office:value-type="percentage" office:value="0.0656463205624702" calcext:value-type="percentage">
            <text:p>6,56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Pernambuco</text:p>
          </table:table-cell>
          <table:table-cell table:style-name="ce29" table:formula="of:=ABS([$Registrado.B18] - [$Previsto.B18])/[$Registrado.B18]" office:value-type="percentage" office:value="0.249445594053267" calcext:value-type="percentage">
            <text:p>24,94%</text:p>
          </table:table-cell>
          <table:table-cell table:style-name="ce29" table:formula="of:=ABS([$Registrado.C18] - [$Previsto.C18])/[$Registrado.C18]" office:value-type="percentage" office:value="0.012533370868784" calcext:value-type="percentage">
            <text:p>1,25%</text:p>
          </table:table-cell>
          <table:table-cell table:style-name="ce29" table:formula="of:=ABS([$Registrado.D18] - [$Previsto.D18])/[$Registrado.D18]" office:value-type="percentage" office:value="0.133599889837401" calcext:value-type="percentage">
            <text:p>13,36%</text:p>
          </table:table-cell>
          <table:table-cell table:style-name="ce48" table:formula="of:=ABS([$Registrado.E18] - [$Previsto.E18])/[$Registrado.E18]" office:value-type="percentage" office:value="0.0834761084665778" calcext:value-type="percentage">
            <text:p>8,35%</text:p>
          </table:table-cell>
          <table:table-cell table:style-name="ce39"/>
          <table:table-cell table:style-name="ce56" table:formula="of:=AVERAGE([.B18:.E18])" office:value-type="percentage" office:value="0.119763740806507" calcext:value-type="percentage">
            <text:p>11,98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Piauí</text:p>
          </table:table-cell>
          <table:table-cell table:style-name="ce29" table:formula="of:=ABS([$Registrado.B19] - [$Previsto.B19])/[$Registrado.B19]" office:value-type="percentage" office:value="0.336148624371829" calcext:value-type="percentage">
            <text:p>33,61%</text:p>
          </table:table-cell>
          <table:table-cell table:style-name="ce29" table:formula="of:=ABS([$Registrado.C19] - [$Previsto.C19])/[$Registrado.C19]" office:value-type="percentage" office:value="0.0109945802968807" calcext:value-type="percentage">
            <text:p>1,10%</text:p>
          </table:table-cell>
          <table:table-cell table:style-name="ce29" table:formula="of:=ABS([$Registrado.D19] - [$Previsto.D19])/[$Registrado.D19]" office:value-type="percentage" office:value="0.15152683959176" calcext:value-type="percentage">
            <text:p>15,15%</text:p>
          </table:table-cell>
          <table:table-cell table:style-name="ce48" table:formula="of:=ABS([$Registrado.E19] - [$Previsto.E19])/[$Registrado.E19]" office:value-type="percentage" office:value="0.085298559479554" calcext:value-type="percentage">
            <text:p>8,53%</text:p>
          </table:table-cell>
          <table:table-cell table:style-name="ce39"/>
          <table:table-cell table:style-name="ce56" table:formula="of:=AVERAGE([.B19:.E19])" office:value-type="percentage" office:value="0.145992150935006" calcext:value-type="percentage">
            <text:p>14,60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Rio Grande do Sul</text:p>
          </table:table-cell>
          <table:table-cell table:style-name="ce29" table:formula="of:=ABS([$Registrado.B20] - [$Previsto.B20])/[$Registrado.B20]" office:value-type="percentage" office:value="0.021901465912608" calcext:value-type="percentage">
            <text:p>2,19%</text:p>
          </table:table-cell>
          <table:table-cell table:style-name="ce29" table:formula="of:=ABS([$Registrado.C20] - [$Previsto.C20])/[$Registrado.C20]" office:value-type="percentage" office:value="0.0250239326196884" calcext:value-type="percentage">
            <text:p>2,50%</text:p>
          </table:table-cell>
          <table:table-cell table:style-name="ce29" table:formula="of:=ABS([$Registrado.D20] - [$Previsto.D20])/[$Registrado.D20]" office:value-type="percentage" office:value="0.0947739079595756" calcext:value-type="percentage">
            <text:p>9,48%</text:p>
          </table:table-cell>
          <table:table-cell table:style-name="ce48" table:formula="of:=ABS([$Registrado.E20] - [$Previsto.E20])/[$Registrado.E20]" office:value-type="percentage" office:value="0.0710813255769568" calcext:value-type="percentage">
            <text:p>7,11%</text:p>
          </table:table-cell>
          <table:table-cell table:style-name="ce39"/>
          <table:table-cell table:style-name="ce56" table:formula="of:=AVERAGE([.B20:.E20])" office:value-type="percentage" office:value="0.0531951580172072" calcext:value-type="percentage">
            <text:p>5,32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Rio de Janeiro</text:p>
          </table:table-cell>
          <table:table-cell table:style-name="ce29" table:formula="of:=ABS([$Registrado.B21] - [$Previsto.B21])/[$Registrado.B21]" office:value-type="percentage" office:value="0.0656846820775405" calcext:value-type="percentage">
            <text:p>6,57%</text:p>
          </table:table-cell>
          <table:table-cell table:style-name="ce29" table:formula="of:=ABS([$Registrado.C21] - [$Previsto.C21])/[$Registrado.C21]" office:value-type="percentage" office:value="0.0460181240226332" calcext:value-type="percentage">
            <text:p>4,60%</text:p>
          </table:table-cell>
          <table:table-cell table:style-name="ce29" table:formula="of:=ABS([$Registrado.D21] - [$Previsto.D21])/[$Registrado.D21]" office:value-type="percentage" office:value="0.130151277061269" calcext:value-type="percentage">
            <text:p>13,02%</text:p>
          </table:table-cell>
          <table:table-cell table:style-name="ce48" table:formula="of:=ABS([$Registrado.E21] - [$Previsto.E21])/[$Registrado.E21]" office:value-type="percentage" office:value="0.0200962510981799" calcext:value-type="percentage">
            <text:p>2,01%</text:p>
          </table:table-cell>
          <table:table-cell table:style-name="ce39"/>
          <table:table-cell table:style-name="ce56" table:formula="of:=AVERAGE([.B21:.E21])" office:value-type="percentage" office:value="0.0654875835649056" calcext:value-type="percentage">
            <text:p>6,55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Rio Grande do Norte</text:p>
          </table:table-cell>
          <table:table-cell table:style-name="ce29" table:formula="of:=ABS([$Registrado.B22] - [$Previsto.B22])/[$Registrado.B22]" office:value-type="percentage" office:value="0.41928447131205" calcext:value-type="percentage">
            <text:p>41,93%</text:p>
          </table:table-cell>
          <table:table-cell table:style-name="ce29" table:formula="of:=ABS([$Registrado.C22] - [$Previsto.C22])/[$Registrado.C22]" office:value-type="percentage" office:value="0.136312718247875" calcext:value-type="percentage">
            <text:p>13,63%</text:p>
          </table:table-cell>
          <table:table-cell table:style-name="ce29" table:formula="of:=ABS([$Registrado.D22] - [$Previsto.D22])/[$Registrado.D22]" office:value-type="percentage" office:value="0.296313550277031" calcext:value-type="percentage">
            <text:p>29,63%</text:p>
          </table:table-cell>
          <table:table-cell table:style-name="ce48" table:formula="of:=ABS([$Registrado.E22] - [$Previsto.E22])/[$Registrado.E22]" office:value-type="percentage" office:value="0.0735964328825167" calcext:value-type="percentage">
            <text:p>7,36%</text:p>
          </table:table-cell>
          <table:table-cell table:style-name="ce39"/>
          <table:table-cell table:style-name="ce56" table:formula="of:=AVERAGE([.B22:.E22])" office:value-type="percentage" office:value="0.231376793179868" calcext:value-type="percentage">
            <text:p>23,14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Rondônia</text:p>
          </table:table-cell>
          <table:table-cell table:style-name="ce29" table:formula="of:=ABS([$Registrado.B23] - [$Previsto.B23])/[$Registrado.B23]" office:value-type="percentage" office:value="0.0865586566632461" calcext:value-type="percentage">
            <text:p>8,66%</text:p>
          </table:table-cell>
          <table:table-cell table:style-name="ce29" table:formula="of:=ABS([$Registrado.C23] - [$Previsto.C23])/[$Registrado.C23]" office:value-type="percentage" office:value="0.0199403666624107" calcext:value-type="percentage">
            <text:p>1,99%</text:p>
          </table:table-cell>
          <table:table-cell table:style-name="ce29" table:formula="of:=ABS([$Registrado.D23] - [$Previsto.D23])/[$Registrado.D23]" office:value-type="percentage" office:value="0.205666190080173" calcext:value-type="percentage">
            <text:p>20,57%</text:p>
          </table:table-cell>
          <table:table-cell table:style-name="ce48" table:formula="of:=ABS([$Registrado.E23] - [$Previsto.E23])/[$Registrado.E23]" office:value-type="percentage" office:value="0.101695623120615" calcext:value-type="percentage">
            <text:p>10,17%</text:p>
          </table:table-cell>
          <table:table-cell table:style-name="ce39"/>
          <table:table-cell table:style-name="ce56" table:formula="of:=AVERAGE([.B23:.E23])" office:value-type="percentage" office:value="0.103465209131611" calcext:value-type="percentage">
            <text:p>10,35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Roraima</text:p>
          </table:table-cell>
          <table:table-cell table:style-name="ce29" table:formula="of:=ABS([$Registrado.B24] - [$Previsto.B24])/[$Registrado.B24]" office:value-type="percentage" office:value="0.235989977352672" calcext:value-type="percentage">
            <text:p>23,60%</text:p>
          </table:table-cell>
          <table:table-cell table:style-name="ce29" table:formula="of:=ABS([$Registrado.C24] - [$Previsto.C24])/[$Registrado.C24]" office:value-type="percentage" office:value="0.24564894319683" calcext:value-type="percentage">
            <text:p>24,56%</text:p>
          </table:table-cell>
          <table:table-cell table:style-name="ce29" table:formula="of:=ABS([$Registrado.D24] - [$Previsto.D24])/[$Registrado.D24]" office:value-type="percentage" office:value="0.252607688805906" calcext:value-type="percentage">
            <text:p>25,26%</text:p>
          </table:table-cell>
          <table:table-cell table:style-name="ce48" table:formula="of:=ABS([$Registrado.E24] - [$Previsto.E24])/[$Registrado.E24]" office:value-type="percentage" office:value="0.049376159570726" calcext:value-type="percentage">
            <text:p>4,94%</text:p>
          </table:table-cell>
          <table:table-cell table:style-name="ce39"/>
          <table:table-cell table:style-name="ce56" table:formula="of:=AVERAGE([.B24:.E24])" office:value-type="percentage" office:value="0.195905692231533" calcext:value-type="percentage">
            <text:p>19,59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Santa Catarina</text:p>
          </table:table-cell>
          <table:table-cell table:style-name="ce29" table:formula="of:=ABS([$Registrado.B25] - [$Previsto.B25])/[$Registrado.B25]" office:value-type="percentage" office:value="0.0528499219717218" calcext:value-type="percentage">
            <text:p>5,28%</text:p>
          </table:table-cell>
          <table:table-cell table:style-name="ce29" table:formula="of:=ABS([$Registrado.C25] - [$Previsto.C25])/[$Registrado.C25]" office:value-type="percentage" office:value="0.0910311670222499" calcext:value-type="percentage">
            <text:p>9,10%</text:p>
          </table:table-cell>
          <table:table-cell table:style-name="ce29" table:formula="of:=ABS([$Registrado.D25] - [$Previsto.D25])/[$Registrado.D25]" office:value-type="percentage" office:value="0.116527642384915" calcext:value-type="percentage">
            <text:p>11,65%</text:p>
          </table:table-cell>
          <table:table-cell table:style-name="ce48" table:formula="of:=ABS([$Registrado.E25] - [$Previsto.E25])/[$Registrado.E25]" office:value-type="percentage" office:value="0.140135322802032" calcext:value-type="percentage">
            <text:p>14,01%</text:p>
          </table:table-cell>
          <table:table-cell table:style-name="ce39"/>
          <table:table-cell table:style-name="ce56" table:formula="of:=AVERAGE([.B25:.E25])" office:value-type="percentage" office:value="0.10013601354523" calcext:value-type="percentage">
            <text:p>10,01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São Paulo</text:p>
          </table:table-cell>
          <table:table-cell table:style-name="ce29" table:formula="of:=ABS([$Registrado.B26] - [$Previsto.B26])/[$Registrado.B26]" office:value-type="percentage" office:value="0.00838589683891031" calcext:value-type="percentage">
            <text:p>0,84%</text:p>
          </table:table-cell>
          <table:table-cell table:style-name="ce29" table:formula="of:=ABS([$Registrado.C26] - [$Previsto.C26])/[$Registrado.C26]" office:value-type="percentage" office:value="0.00544286649157095" calcext:value-type="percentage">
            <text:p>0,54%</text:p>
          </table:table-cell>
          <table:table-cell table:style-name="ce29" table:formula="of:=ABS([$Registrado.D26] - [$Previsto.D26])/[$Registrado.D26]" office:value-type="percentage" office:value="0.0418587904694132" calcext:value-type="percentage">
            <text:p>4,19%</text:p>
          </table:table-cell>
          <table:table-cell table:style-name="ce48" table:formula="of:=ABS([$Registrado.E26] - [$Previsto.E26])/[$Registrado.E26]" office:value-type="percentage" office:value="0.0619750734655688" calcext:value-type="percentage">
            <text:p>6,20%</text:p>
          </table:table-cell>
          <table:table-cell table:style-name="ce39"/>
          <table:table-cell table:style-name="ce56" table:formula="of:=AVERAGE([.B26:.E26])" office:value-type="percentage" office:value="0.0294156568163658" calcext:value-type="percentage">
            <text:p>2,94%</text:p>
          </table:table-cell>
          <table:table-cell table:style-name="ce42" table:number-columns-repeated="1017"/>
        </table:table-row>
        <table:table-row table:style-name="ro4">
          <table:table-cell table:style-name="ce2" office:value-type="string" calcext:value-type="string">
            <text:p>Sergipe</text:p>
          </table:table-cell>
          <table:table-cell table:style-name="ce29" table:formula="of:=ABS([$Registrado.B27] - [$Previsto.B27])/[$Registrado.B27]" office:value-type="percentage" office:value="0.378810348996534" calcext:value-type="percentage">
            <text:p>37,88%</text:p>
          </table:table-cell>
          <table:table-cell table:style-name="ce29" table:formula="of:=ABS([$Registrado.C27] - [$Previsto.C27])/[$Registrado.C27]" office:value-type="percentage" office:value="0.0319465824841486" calcext:value-type="percentage">
            <text:p>3,19%</text:p>
          </table:table-cell>
          <table:table-cell table:style-name="ce29" table:formula="of:=ABS([$Registrado.D27] - [$Previsto.D27])/[$Registrado.D27]" office:value-type="percentage" office:value="0.257047925896093" calcext:value-type="percentage">
            <text:p>25,70%</text:p>
          </table:table-cell>
          <table:table-cell table:style-name="ce48" table:formula="of:=ABS([$Registrado.E27] - [$Previsto.E27])/[$Registrado.E27]" office:value-type="percentage" office:value="0.0434100888768979" calcext:value-type="percentage">
            <text:p>4,34%</text:p>
          </table:table-cell>
          <table:table-cell table:style-name="ce39"/>
          <table:table-cell table:style-name="ce56" table:formula="of:=AVERAGE([.B27:.E27])" office:value-type="percentage" office:value="0.177803736563419" calcext:value-type="percentage">
            <text:p>17,78%</text:p>
          </table:table-cell>
          <table:table-cell table:style-name="ce42" table:number-columns-repeated="1017"/>
        </table:table-row>
        <table:table-row table:style-name="ro1">
          <table:table-cell table:style-name="ce2" office:value-type="string" calcext:value-type="string">
            <text:p>Tocantins</text:p>
          </table:table-cell>
          <table:table-cell table:style-name="ce29" table:formula="of:=ABS([$Registrado.B28] - [$Previsto.B28])/[$Registrado.B28]" office:value-type="percentage" office:value="0.247715910180154" calcext:value-type="percentage">
            <text:p>24,77%</text:p>
          </table:table-cell>
          <table:table-cell table:style-name="ce29" table:formula="of:=ABS([$Registrado.C28] - [$Previsto.C28])/[$Registrado.C28]" office:value-type="percentage" office:value="0.0333976948964093" calcext:value-type="percentage">
            <text:p>3,34%</text:p>
          </table:table-cell>
          <table:table-cell table:style-name="ce29" table:formula="of:=ABS([$Registrado.D28] - [$Previsto.D28])/[$Registrado.D28]" office:value-type="percentage" office:value="0.133794283840472" calcext:value-type="percentage">
            <text:p>13,38%</text:p>
          </table:table-cell>
          <table:table-cell table:style-name="ce35" table:formula="of:=ABS([$Registrado.E28] - [$Previsto.E28])/[$Registrado.E28]" office:value-type="percentage" office:value="0.0771986790399055" calcext:value-type="percentage">
            <text:p>7,72%</text:p>
          </table:table-cell>
          <table:table-cell table:style-name="ce39"/>
          <table:table-cell table:style-name="ce56" table:formula="of:=AVERAGE([.B28:.E28])" office:value-type="percentage" office:value="0.123026641989235" calcext:value-type="percentage">
            <text:p>12,30%</text:p>
          </table:table-cell>
          <table:table-cell table:style-name="ce42" table:number-columns-repeated="1017"/>
        </table:table-row>
        <table:table-row table:style-name="ro3">
          <table:table-cell table:style-name="ce28"/>
          <table:table-cell table:style-name="ce8" table:number-columns-repeated="2"/>
          <table:table-cell table:style-name="ce19"/>
          <table:table-cell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32" office:value-type="string" calcext:value-type="string">
            <text:p>Treinado com:</text:p>
          </table:table-cell>
          <table:table-cell table:style-name="ce30" office:value-type="string" calcext:value-type="string">
            <text:p>2 anos</text:p>
          </table:table-cell>
          <table:table-cell table:style-name="ce30" office:value-type="string" calcext:value-type="string">
            <text:p>3 anos</text:p>
          </table:table-cell>
          <table:table-cell table:style-name="ce30" office:value-type="string" calcext:value-type="string">
            <text:p>4 anos</text:p>
          </table:table-cell>
          <table:table-cell table:style-name="ce50" office:value-type="string" calcext:value-type="string">
            <text:p>5 anos</text:p>
          </table:table-cell>
          <table:table-cell table:style-name="ce12" table:number-columns-repeated="2"/>
          <table:table-cell table:style-name="ce9" table:number-columns-repeated="1017"/>
        </table:table-row>
        <table:table-row table:style-name="ro3">
          <table:table-cell table:style-name="ce22" office:value-type="string" calcext:value-type="string">
            <text:p>Média (Ano)</text:p>
          </table:table-cell>
          <table:table-cell table:style-name="ce31" table:formula="of:=AVERAGE([.B2:.B28])" office:value-type="percentage" office:value="0.158746887471027" calcext:value-type="percentage">
            <text:p>15,87%</text:p>
          </table:table-cell>
          <table:table-cell table:style-name="ce31" table:formula="of:=AVERAGE([.C2:.C28])" office:value-type="percentage" office:value="0.0769149953410457" calcext:value-type="percentage">
            <text:p>7,69%</text:p>
          </table:table-cell>
          <table:table-cell table:style-name="ce31" table:formula="of:=AVERAGE([.D2:.D28])" office:value-type="percentage" office:value="0.155493485130251" calcext:value-type="percentage">
            <text:p>15,55%</text:p>
          </table:table-cell>
          <table:table-cell table:style-name="ce51" table:formula="of:=AVERAGE([.E2:.E28])" office:value-type="percentage" office:value="0.0714140216588667" calcext:value-type="percentage">
            <text:p>7,14%</text:p>
          </table:table-cell>
          <table:table-cell table:style-name="ce12" table:number-columns-repeated="2"/>
          <table:table-cell table:style-name="ce9" table:number-columns-repeated="1017"/>
        </table:table-row>
        <table:table-row table:style-name="ro3">
          <table:table-cell table:style-name="ce28" office:value-type="string" calcext:value-type="string">
            <text:p>Desvio Padrão</text:p>
          </table:table-cell>
          <table:table-cell table:style-name="ce31" table:formula="of:=STDEV([.B2:.B28])" office:value-type="percentage" office:value="0.202506990940992" calcext:value-type="percentage">
            <text:p>20,25%</text:p>
          </table:table-cell>
          <table:table-cell table:style-name="ce31" table:formula="of:=STDEV([.C2:.C28])" office:value-type="percentage" office:value="0.0832101457639993" calcext:value-type="percentage">
            <text:p>8,32%</text:p>
          </table:table-cell>
          <table:table-cell table:style-name="ce31" table:formula="of:=STDEV([.D2:.D28])" office:value-type="percentage" office:value="0.0948275117776985" calcext:value-type="percentage">
            <text:p>9,48%</text:p>
          </table:table-cell>
          <table:table-cell table:style-name="ce51" table:formula="of:=STDEV([.E2:.E28])" office:value-type="percentage" office:value="0.0345107552075942" calcext:value-type="percentage">
            <text:p>3,45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8" office:value-type="string" calcext:value-type="string">
            <text:p>Trabalho Final de Graduação - MAC0499 - Pedro Fernandes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20" office:value-type="string" calcext:value-type="string">
            <text:p>"Métodos de Explicabilidade de Inteligência Artificial Usando Demanda de Cimento como Estudo de Caso."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<text:span text:style-name="T1">Orientador:</text:span> Dr. Marcelo Finger</text:p>
          </table:table-cell>
          <table:table-cell table:style-name="ce18" table:number-columns-repeated="4"/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08-23T17:53:35.868062012</dc:date>
    <meta:editing-duration>P1DT8H4M49S</meta:editing-duration>
    <meta:editing-cycles>149</meta:editing-cycles>
    <meta:generator>LibreOffice/7.3.7.2$Linux_X86_64 LibreOffice_project/30$Build-2</meta:generator>
    <meta:document-statistic meta:table-count="3" meta:cell-count="474" meta:object-count="0"/>
  </office:meta>
</office:document-meta>
</file>